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C000000B38F946C12.png"/>
  <manifest:file-entry manifest:media-type="image/png" manifest:full-path="Pictures/1000020100000898000003DE998B2FBA.png"/>
  <manifest:file-entry manifest:media-type="image/png" manifest:full-path="Pictures/10000200000001AA000000DBA45F85E6.png"/>
  <manifest:file-entry manifest:media-type="image/png" manifest:full-path="Pictures/10000201000005DC000000B448ECF7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text-align="start" style:punctuation-wrap="simple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882cm" fo:margin-right="0cm" fo:margin-top="0.141cm" fo:margin-bottom="0cm" fo:text-align="start" fo:text-indent="-0.881cm" style:punctuation-wrap="simple" style:writing-mode="lr-tb"/>
    </style:style>
    <style:style style:name="P4" style:family="paragraph">
      <style:paragraph-properties fo:margin-left="0cm" fo:margin-right="0cm" fo:margin-top="0.183cm" fo:margin-bottom="0cm" fo:text-align="start" fo:text-indent="0cm" style:punctuation-wrap="simple" style:writing-mode="lr-tb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141cm" fo:margin-bottom="0cm" fo:text-align="start" fo:text-indent="0cm" style:punctuation-wrap="simple" style:writing-mode="lr-tb"/>
    </style:style>
    <style:style style:name="P8" style:family="paragraph">
      <style:paragraph-properties fo:margin-left="1.177cm" fo:margin-right="0cm" fo:text-indent="0cm"/>
    </style:style>
    <style:style style:name="P9" style:family="paragraph">
      <style:paragraph-properties fo:margin-left="0cm" fo:margin-right="0cm" fo:margin-top="0.155cm" fo:margin-bottom="0cm" fo:text-align="start" fo:text-indent="0cm" style:punctuation-wrap="simple" style:writing-mode="lr-tb"/>
    </style:style>
    <style:style style:name="T1" style:family="text">
      <style:text-properties fo:color="#ffffff" style:text-line-through-style="none" fo:font-family="'Times New Roman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ffffff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1f497d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1f497d" style:text-line-through-style="none" fo:font-family="Arial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color="#1f497d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Arial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000000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000000" style:text-line-through-style="none" fo:font-family="Arial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1f497d" style:text-line-through-style="none" fo:font-family="Arial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1f497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178cm" text:min-label-width="0.731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351cm" text:min-label-width="0.5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Title 1" presentation:style-name="pr1" draw:text-style-name="P2" draw:layer="layout" svg:width="29.209cm" svg:height="3.456cm" svg:x="1.016cm" svg:y="4.189cm" presentation:class="title" presentation:user-transformed="true">
          <draw:text-box>
            <text:p text:style-name="P1"><text:span text:style-name="T1">Cucumber Testing 107</text:span><text:span text:style-name="T1"><text:line-break/></text:span><text:span text:style-name="T1">November 20, 2018</text:span><text:span text:style-name="T1"><text:line-break/></text:span><text:span text:style-name="T1"><text:line-break/></text:span><text:span text:style-name="T1">Cucumber / Serenity New Project Configuration for Automation Develop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havior Driven Development" draw:style-name="dp1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Behavior Driven Development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3"><text:span text:style-name="T2">Self-study:</text:span></text:p>
            <text:list text:style-name="L3">
              <text:list-item>
                <text:list>
                  <text:list-item>
                    <text:p text:style-name="P4"><text:span text:style-name="T3">Read about BDD: </text:span><text:span text:style-name="T3"><text:a xlink:href="https://en.wikipedia.org/wiki/Behavior-driven_development">https://en.wikipedia.org/wiki/Behavior-driven_development</text:a></text:span></text:p>
                  </text:list-item>
                  <text:list-item>
                    <text:p text:style-name="P4"><text:span text:style-name="T3">Read about Cucumber: </text:span><text:span text:style-name="T3"><text:a xlink:href="https://cucumber.io/">https://cucumber.io/</text:a></text:span><text:span text:style-name="T3"> </text:span></text:p>
                  </text:list-item>
                  <text:list-item>
                    <text:p text:style-name="P4"><text:span text:style-name="T3">Read about Serenity: </text:span><text:span text:style-name="T3"><text:a xlink:href="http://www.thucydides.info/">http://www.thucydides.info/</text:a></text:span><text:span text:style-name="T3"> </text:span></text:p>
                  </text:list-item>
                  <text:list-item>
                    <text:p text:style-name="P4"><text:span text:style-name="T3">Blog post about TDD, BDD, ATDD (xDD): </text:span><text:span text:style-name="T3"><text:a xlink:href="https://cucumber.io/blog/2017/05/15/intro-to-bdd-and-tdd">https://cucumber.io/blog/2017/05/15/intro-to-bdd-and-tdd</text:a></text:span><text:span text:style-name="T3"> </text:span></text:p>
                  </text:list-item>
                </text:list>
              </text:list-item>
            </text:list>
            <text:p text:style-name="P3"><text:span text:style-name="T2">BDD Summary from </text:span><text:span text:style-name="T2"><text:a xlink:href="http://toolsqa.com/cucumber/behavior-driven-development/">toolsqa.com</text:a></text:span></text:p>
            <text:list text:continue-numbering="true" text:style-name="L3">
              <text:list-item>
                <text:list>
                  <text:list-item>
                    <text:p text:style-name="P4"><text:span text:style-name="T4">Shifting from thinking in “tests” to thinking in “behavior”</text:span></text:p>
                  </text:list-item>
                  <text:list-item>
                    <text:p text:style-name="P4"><text:span text:style-name="T4">Collaboration between Business stakeholders, Business Analysts, QA Team and developers</text:span></text:p>
                  </text:list-item>
                  <text:list-item>
                    <text:p text:style-name="P4"><text:span text:style-name="T4">Ubiquitous language, it is easy to describe</text:span></text:p>
                  </text:list-item>
                  <text:list-item>
                    <text:p text:style-name="P4"><text:span text:style-name="T4">Driven by Business Value</text:span></text:p>
                  </text:list-item>
                  <text:list-item>
                    <text:p text:style-name="P4"><text:span text:style-name="T4">Extends Test Driven Development (TDD) by utilizing natural language that non technical stakeholders can understand</text:span></text:p>
                  </text:list-item>
                  <text:list-item>
                    <text:p text:style-name="P4"><text:span text:style-name="T4">BDD frameworks such as Cucumber or JBehave are an enabler, acting a “bridge” between Business &amp; Technical Languag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E Cucumber Background Info" draw:style-name="dp1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ACE Cucumber Background Info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3"><text:span text:style-name="T6">Bamboo Plans run against the stable version of code in the Bamboo branch of ace-om-devops-automation.</text:span></text:p>
            <text:p text:style-name="P3"><text:span text:style-name="T6">The Cucumber Framework is maintained within the Cucumber branch.</text:span></text:p>
            <text:p text:style-name="P3"><text:span text:style-name="T6">Each automation project has a separate folder in the ace-om-devops-automation repository.</text:span></text:p>
            <text:p text:style-name="P3"><text:span text:style-name="T6">Always pull the latest code and integration test before merging. <text:s/>The Bamboo branch is like our ‘production’ since that is where Bamboo Plans execute.</text:span></text:p>
            <text:p text:style-name="P3"><text:span text:style-name="T6">Always work in your own personal branch and merge changes into the other branches as needed. <text:s/>Generally you will merge your changes into the Bamboo branch once your changes are stable</text:span><text:span text:style-name="T2">.</text:span></text:p>
            <text:p text:style-name="P3"><text:span text:style-name="T2"/></text:p>
            <text:p text:style-name="P3"><text:span text:style-name="T2">Use the CourtSummons project as a starting point when creating a new Cucumber project.</text:span></text:p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py Starter Project" draw:style-name="dp1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Copy Starter Project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7"><text:span text:style-name="T2">S</text:span><text:span text:style-name="T6">teps to create a new test suite using Cucumber / Serenity:</text:span></text:p>
            <text:p text:style-name="P3"><text:span text:style-name="T6">Clone the Bamboo branch from Stash. <text:s/>Create your personal branch off the Bamboo branch.</text:span></text:p>
            <text:p text:style-name="P3"><text:span text:style-name="T6">Use CourtSummons as a starting point. <text:s/>Customize for your ‘</text:span><text:span text:style-name="T7">NewApp</text:span><text:span text:style-name="T6">’ as follows:</text:span></text:p>
            <text:list text:style-name="L6">
              <text:list-item>
                <text:list>
                  <text:list-item>
                    <text:p text:style-name="P4"><text:span text:style-name="T8">Copy the CourtSummons folder to a new folder named </text:span><text:span text:style-name="T9">NewApp</text:span><text:span text:style-name="T8">.</text:span></text:p>
                  </text:list-item>
                  <text:list-item>
                    <text:p text:style-name="P4"><text:span text:style-name="T8">Create a features folder and new features under src/test/resources/features/</text:span><text:span text:style-name="T9">NewApp</text:span></text:p>
                  </text:list-item>
                  <text:list-item>
                    <text:p text:style-name="P4"><text:span text:style-name="T8">Edit the pom.xml, replace 3 references to CourtSummons with NewApp.</text:span></text:p>
                  </text:list-item>
                  <text:list-item>
                    <text:p text:style-name="P4"><text:span text:style-name="T8">Edit serenity.properties and change parameter serenity.project.name to reference </text:span><text:span text:style-name="T9">NewApp</text:span><text:span text:style-name="T8">.</text:span></text:p>
                  </text:list-item>
                  <text:list-item>
                    <text:p text:style-name="P4"><text:span text:style-name="T8">Edit the class src/test/java/test/TestSuite and change the Cucumber Options features setting to reference the new features folder.</text:span></text:p>
                  </text:list-item>
                  <text:list-item>
                    <text:p text:style-name="P4"><text:span text:style-name="T8">Open Eclipse. <text:s/>File -&gt; Import -&gt; Existing Maven Projects. <text:s/>Import both </text:span><text:span text:style-name="T9">NewApp</text:span><text:span text:style-name="T8"> and PARENT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e Eclipse-Cucumber Plugin" draw:style-name="dp1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Configure Eclipse-Cucumber Plugin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7"><text:span text:style-name="T2">Steps to install and configure the Eclipse-Cucumber Plugin:</text:span></text:p>
            <text:p text:style-name="P3"><text:span text:style-name="T2">Download and Install the Eclipse Cucumber plugin:</text:span></text:p>
            <text:list text:style-name="L6">
              <text:list-item>
                <text:list>
                  <text:list-item>
                    <text:p text:style-name="P4"><text:span text:style-name="T3">Option 1) Add Repository url to Eclipse:</text:span></text:p>
                  </text:list-item>
                </text:list>
              </text:list-item>
            </text:list>
            <text:p text:style-name="P8"><text:span text:style-name="T10"><text:a xlink:href="http://cucumber.github.com/cucumber-eclipse/update-site">http</text:a></text:span><text:span text:style-name="T10"><text:a xlink:href="http://cucumber.github.com/cucumber-eclipse/update-site">://</text:a></text:span><text:span text:style-name="T10"><text:a xlink:href="http://cucumber.github.com/cucumber-eclipse/update-site">cucumber.github.com/cucumber-eclipse/update-site</text:a></text:span></text:p>
            <text:list text:continue-numbering="true" text:style-name="L6">
              <text:list-item>
                <text:list>
                  <text:list-item>
                    <text:p text:style-name="P4"><text:span text:style-name="T3">Option 2) Download and Install from zip:</text:span></text:p>
                  </text:list-item>
                </text:list>
              </text:list-item>
            </text:list>
            <text:p text:style-name="P8"><text:span text:style-name="T3"><text:a xlink:href="https://github.com/cucumber/cucumber-eclipse/wiki/Download-and-Install-Plugin-From-Zip">https</text:a></text:span><text:span text:style-name="T3"><text:a xlink:href="https://github.com/cucumber/cucumber-eclipse/wiki/Download-and-Install-Plugin-From-Zip">://</text:a></text:span><text:span text:style-name="T3"><text:a xlink:href="https://github.com/cucumber/cucumber-eclipse/wiki/Download-and-Install-Plugin-From-Zip">github.com/cucumber/cucumber-eclipse/wiki/Download-and-Install-Plugin-From-Zip</text:a></text:span></text:p>
            <text:p text:style-name="P3"><text:span text:style-name="T2">Update Eclipse Build Path:</text:span></text:p>
            <text:list text:continue-numbering="true" text:style-name="L6">
              <text:list-item>
                <text:list>
                  <text:list-item>
                    <text:p text:style-name="P4"><text:span text:style-name="T3">Note that the CucumberTemplate JAR has been added to the project build path in the app project.</text:span></text:p>
                  </text:list-item>
                </text:list>
              </text:list-item>
            </text:list>
            <text:p text:style-name="P3"><text:span text:style-name="T2">Change Eclipse-Cucumber setting to specify root packages for glue (step definitions)</text:span></text:p>
            <text:list text:continue-numbering="true" text:style-name="L6">
              <text:list-item>
                <text:list>
                  <text:list-item>
                    <text:p text:style-name="P4"><text:span text:style-name="T3">Window -&gt; Preferences -&gt; Cucumber -&gt; User Settings -&gt; Root Package Names:</text:span></text:p>
                  </text:list-item>
                </text:list>
              </text:list-item>
            </text:list>
            <text:p text:style-name="P7"><text:span text:style-name="T2">info.seleniumcucumber.stepdefinitions, gov.cbp.ace.test.stepdefinitions, test.stepdefinitions</text:span></text:p>
            <text:p text:style-name="P3"><text:span text:style-name="T2"/></text:p>
            <text:p text:style-name="P7"><text:span text:style-name="T2"/></text:p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e Cucumber / Serenity Project" draw:style-name="dp3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<text:s/>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7"><text:span text:style-name="T2">Making Changes to Code:</text:span></text:p>
            <text:p text:style-name="P3"><text:span text:style-name="T2">Note: Create all classes within the existing packages (test, test.pages, test.stepdefinitions)</text:span></text:p>
            <text:p text:style-name="P3"><text:span text:style-name="T2">src/test/java </text:span></text:p>
            <text:p text:style-name="P8"><text:span text:style-name="T3">Rename classes and modify:</text:span></text:p>
            <text:list text:style-name="L6">
              <text:list-item>
                <text:list>
                  <text:list-item>
                    <text:p text:style-name="P4"><text:span text:style-name="T3">test.TestSuiteCourtSumm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"><text:span text:style-name="T11">Update the features parameter to match the Feature folder you will create on the next slide.</text:span></text:p>
                      </text:list-item>
                      <text:list-item>
                        <text:p text:style-name="P9"><text:span text:style-name="T11">No change needed to the glue parameter – this parameter references multiple packages.</text:span></text:p>
                      </text:list-item>
                      <text:list-item>
                        <text:p text:style-name="P9"><text:span text:style-name="T11">Note that the runner class can be invoked by both Maven on the command line or JUnit within Eclipse.</text:span></text:p>
                      </text:list-item>
                    </text:list>
                  </text:list-item>
                  <text:list-item>
                    <text:p text:style-name="P4"><text:span text:style-name="T3">test.pages.CourtSummonsPage</text:span></text:p>
                    <text:list>
                      <text:list-item>
                        <text:p text:style-name="P9"><text:span text:style-name="T11">This class will be created from scratch for the new application under test.</text:span></text:p>
                      </text:list-item>
                      <text:list-item>
                        <text:p text:style-name="P9"><text:span text:style-name="T11">Separate page objects should be created for logically separated portions of the application under test.</text:span></text:p>
                      </text:list-item>
                    </text:list>
                  </text:list-item>
                  <text:list-item>
                    <text:p text:style-name="P4"><text:span text:style-name="T3">test.stepdefinitions.CourtSummonsStepDef</text:span></text:p>
                    <text:list>
                      <text:list-item>
                        <text:p text:style-name="P9"><text:span text:style-name="T11">This class will contain step definitions specific to the new application under test. <text:s/>If step definitions arise which can be shared across applications follow the process later in this presentation to incorporate into the CucumberTemplate projec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name="Title 1" presentation:style-name="pr3" draw:text-style-name="P2" draw:layer="layout" svg:width="24.779cm" svg:height="4.605cm" svg:x="0.979cm" svg:y="1.199cm" presentation:class="title" presentation:user-transformed="true">
          <draw:text-box>
            <text:p text:style-name="P1"><text:span text:style-name="T1">Configure Cucumber / Serenity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e Cucumber / Serenity Project" draw:style-name="dp1" draw:master-page-name="Default_20_1">
        <draw:frame draw:name="Title 1" presentation:style-name="pr3" draw:text-style-name="P2" draw:layer="layout" svg:width="24.779cm" svg:height="4.605cm" svg:x="0.979cm" svg:y="1.199cm" presentation:class="title" presentation:user-transformed="true">
          <draw:text-box>
            <text:p text:style-name="P1"><text:span text:style-name="T1">Configure Cucumber / Serenity Project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7"><text:span text:style-name="T2">Making Changes to Resources:</text:span></text:p>
            <text:p text:style-name="P3"><text:span text:style-name="T2">src/test/resources</text:span></text:p>
            <text:p text:style-name="P8"><text:span text:style-name="T3">Update configuration:</text:span></text:p>
            <text:list text:style-name="L6">
              <text:list-item>
                <text:list>
                  <text:list-item>
                    <text:p text:style-name="P4"><text:span text:style-name="T3">cfg/app/app.cfg: Update parameters app_id, app_name</text:span></text:p>
                  </text:list-item>
                  <text:list-item>
                    <text:p text:style-name="P4"><text:span text:style-name="T3">cfg/env/{dev|local|sat}/env.cfg: Update parameters use_hub, App_url, TestLogin_url</text:span></text:p>
                  </text:list-item>
                  <text:list-item>
                    <text:p text:style-name="P4"><text:span text:style-name="T3">cfg/features/CourtSummons: Copy the CourtSummons folder and .feature files to a new folder such as NewApp (the old files can be left for reference)</text:span></text:p>
                  </text:list-item>
                </text:list>
              </text:list-item>
            </text:list>
            <text:p text:style-name="P3"><text:span text:style-name="T2">Note: Create additional feature folders if there is logically separate functionality.</text:span></text:p>
            <text:p text:style-name="P3"><text:span text:style-name="T2">Note: Utilize separate folders and feature files based on:</text:span></text:p>
            <text:list text:continue-numbering="true" text:style-name="L6">
              <text:list-item>
                <text:list>
                  <text:list-item>
                    <text:p text:style-name="P4"><text:span text:style-name="T3">Application User / Role such as Regular User vs. Admin User</text:span></text:p>
                  </text:list-item>
                  <text:list-item>
                    <text:p text:style-name="P4"><text:span text:style-name="T3">Use Case / Function such as Search vs. Create vs. Update</text:span></text:p>
                  </text:list-item>
                  <text:list-item>
                    <text:p text:style-name="P4"><text:span text:style-name="T3">Other logical subdivisions such as Phase 1, Phase 2, Phase 3, etc. or by Story Number</text:span></text:p>
                  </text:list-item>
                </text:list>
              </text:list-item>
            </text:list>
            <text:p text:style-name="P3"><text:span text:style-name="T2">Tag every feature and scenario with @Smoke, @Regression, @CAOM-12345, @AdminUser, @UpdateRecord, or other logical groupings. <text:s/>This will facilitate granular execution of test plans in future.</text:span></text:p>
            <text:p text:style-name="P3"><text:span text:style-name="T2"/></text:p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gging Dev and Sat test data" draw:style-name="dp1" draw:master-page-name="Default_20_1">
        <draw:frame draw:name="Title 1" presentation:style-name="pr3" draw:text-style-name="P2" draw:layer="layout" svg:width="24.779cm" svg:height="4.605cm" svg:x="0.979cm" svg:y="1.199cm" presentation:class="title" presentation:user-transformed="true">
          <draw:text-box>
            <text:p text:style-name="P1"><text:span text:style-name="T1">Tagging Dev and Sat test data</text:span></text:p>
          </draw:text-box>
        </draw:frame>
        <draw:frame draw:name="Content Placeholder 2" presentation:style-name="pr4" draw:text-style-name="P2" draw:layer="layout" svg:width="31.193cm" svg:height="13.225cm" svg:x="0.979cm" svg:y="3.841cm" presentation:class="outline" presentation:user-transformed="true">
          <draw:text-box>
            <text:p text:style-name="P3"><text:span text:style-name="T6">Tag example block data in the feature file based on the environment. <text:s/>In the example below the @COMMONdata examples will be run in all environments, the @DEVdata and @SATdata examples will be run in specific environments.</text:span></text:p>
            <text:p text:style-name="P7"><text:span text:style-name="T6"/></text:p>
            <text:p text:style-name="P7"><text:span text:style-name="T12">@COMMONdata</text:span></text:p>
            <text:p text:style-name="P7"><text:span text:style-name="T12">Examples: </text:span></text:p>
            <text:p text:style-name="P7"><text:span text:style-name="T12">| CenterIDvalue | CenterIDtext <text:s text:c="37"/>|</text:span></text:p>
            <text:p text:style-name="P7"><text:span text:style-name="T12">| CEE001 <text:s text:c="7"/>| CEE001 - Pharmaceuticals, Health and Chemicals <text:s text:c="3"/>|</text:span></text:p>
            <text:p text:style-name="P7"><text:span text:style-name="T12">@DEVdat</text:span><text:span text:style-name="T13">a</text:span></text:p>
            <text:p text:style-name="P7"><text:span text:style-name="T13">Examples: </text:span></text:p>
            <text:p text:style-name="P7"><text:span text:style-name="T13">| CenterIDvalue | CenterIDtext <text:s text:c="37"/>|</text:span></text:p>
            <text:p text:style-name="P7"><text:span text:style-name="T13">| CEE002 <text:s text:c="7"/>| CEE002 - Agriculture and Prepared Products <text:s text:c="3"/>|</text:span></text:p>
            <text:p text:style-name="P7"><text:span text:style-name="T13">@SATdata</text:span></text:p>
            <text:p text:style-name="P7"><text:span text:style-name="T13">Examples: </text:span></text:p>
            <text:p text:style-name="P7"><text:span text:style-name="T13">| CenterIDvalue | CenterIDtext <text:s text:c="37"/>|</text:span></text:p>
            <text:p text:style-name="P7"><text:span text:style-name="T13">| CEE003 <text:s text:c="7"/>| CEE003 - Automotive and Aerospace <text:s text:c="3"/>|</text:span></text:p>
            <text:p text:style-name="P7"><text:span text:style-name="T2"/></text:p>
            <text:p text:style-name="P3"><text:span text:style-name="T2"/></text:p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cuting Scenarios + Bamboo Plans" draw:style-name="dp1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Executing Scenarios + Bamboo Plans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7"><text:span text:style-name="T2">Using CourtSummons as an example:</text:span></text:p>
            <text:p text:style-name="P3"><text:span text:style-name="T2">Prerequisite: Maven Update on PARENT, CucumberTemplate, and CourtSummons.</text:span></text:p>
            <text:p text:style-name="P3"><text:span text:style-name="T2">Executing in debug mode using Junit in Eclipse</text:span></text:p>
            <text:list text:style-name="L6">
              <text:list-item>
                <text:list>
                  <text:list-item>
                    <text:p text:style-name="P4"><text:span text:style-name="T3">Create a JUnit Debug Configuration with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"><text:span text:style-name="T11">Project = CourtSummons</text:span></text:p>
                      </text:list-item>
                      <text:list-item>
                        <text:p text:style-name="P9"><text:span text:style-name="T11">Test Class = test.TestSuiteCourtSummons</text:span></text:p>
                      </text:list-item>
                      <text:list-item>
                        <text:p text:style-name="P9"><text:span text:style-name="T11">VM Arguments “-Denv=local -Dhub=10.153.179.80”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Executing with Maven within or without Eclipse</text:span></text:p>
            <text:list text:continue-numbering="true" text:style-name="L8">
              <text:list-item>
                <text:list>
                  <text:list-item>
                    <text:p text:style-name="P4"><text:span text:style-name="T3">Cucumber Template: mvn clean compile package jar:test-jar source:test-jar -DskipTests</text:span></text:p>
                  </text:list-item>
                  <text:list-item>
                    <text:p text:style-name="P4"><text:span text:style-name="T3">Court Summons: mvn clean verify test -Denv=dev -Dhub=hub2992 -Dgrid=onm -Dreset_grid=1 -Dcucumber.options="--tags 'not @SATdata'"</text:span></text:p>
                  </text:list-item>
                  <text:list-item>
                    <text:p text:style-name="P4"><text:span text:style-name="T3">Serenity: mvn serenity:aggregate</text:span></text:p>
                  </text:list-item>
                </text:list>
              </text:list-item>
            </text:list>
            <text:p text:style-name="P3"><text:span text:style-name="T2">Artifacts are produced in /target/site/serenity/index.html</text:span></text:p>
            <text:p text:style-name="P7"><text:span text:style-name="T2"/></text:p>
            <text:p text:style-name="P3"><text:span text:style-name="T2"/></text:p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ucumber / Serenity Tips" draw:style-name="dp1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Cucumber / Serenity Tips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3"><text:span text:style-name="T2">Cucumber does not use @BeforeClass and @AfterClass – use “Background:” instead</text:span></text:p>
            <text:p text:style-name="P3"><text:span text:style-name="T2">The Eclipse Cucumber plugin automatically parses your code to identify missing glue</text:span></text:p>
            <text:list text:style-name="L3">
              <text:list-item>
                <text:list>
                  <text:list-item>
                    <text:p text:style-name="P4"><text:span text:style-name="T3">F5 – parse feature file to map steps and highlight missing step definitions</text:span></text:p>
                  </text:list-item>
                  <text:list-item>
                    <text:p text:style-name="P4"><text:span text:style-name="T3">F3 – open the step definition for the current step</text:span></text:p>
                  </text:list-item>
                  <text:list-item>
                    <text:p text:style-name="P4"><text:span text:style-name="T3">Ctrl+Space – feature assist, list similar steps based on step definitions found in glue</text:span></text:p>
                  </text:list-item>
                </text:list>
              </text:list-item>
            </text:list>
            <text:p text:style-name="P7"><text:span text:style-name="T2"/></text:p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ucumber Options" draw:style-name="dp1" draw:master-page-name="Default_20_1">
        <draw:frame draw:name="Title 1" presentation:style-name="pr3" draw:text-style-name="P2" draw:layer="layout" svg:width="24.779cm" svg:height="4.605cm" svg:x="0.98cm" svg:y="1.199cm" presentation:class="title" presentation:user-transformed="true">
          <draw:text-box>
            <text:p text:style-name="P1"><text:span text:style-name="T1">Cucumber Options</text:span></text:p>
          </draw:text-box>
        </draw:frame>
        <draw:frame draw:name="Content Placeholder 2" presentation:style-name="pr4" draw:text-style-name="P2" draw:layer="layout" svg:width="31.193cm" svg:height="13.225cm" svg:x="0.979cm" svg:y="3.787cm" presentation:class="outline" presentation:user-transformed="true">
          <draw:text-box>
            <text:p text:style-name="P7"><text:span text:style-name="T2">Additional options for executing scenarios and coding tests:</text:span></text:p>
            <text:list text:style-name="L6">
              <text:list-item>
                <text:list>
                  <text:list-item>
                    <text:p text:style-name="P4"><text:span text:style-name="T3">Run a single feature:</text:span></text:p>
                  </text:list-item>
                </text:list>
              </text:list-item>
            </text:list>
            <text:p text:style-name="P7"><text:span text:style-name="T2">-Dcucumber.options="classpath:features/CourtSummons/Create_StandardUser.feature"</text:span></text:p>
            <text:list text:continue-numbering="true" text:style-name="L6">
              <text:list-item>
                <text:list>
                  <text:list-item>
                    <text:p text:style-name="P4"><text:span text:style-name="T3">Run a single scenario based on the line number within a feature file:</text:span></text:p>
                  </text:list-item>
                </text:list>
              </text:list-item>
            </text:list>
            <text:p text:style-name="P7"><text:span text:style-name="T2">-Dcucumber.options="classpath:features/CourtSummons/Create_StandardUser.feature:25"</text:span></text:p>
            <text:list text:continue-numbering="true" text:style-name="L6">
              <text:list-item>
                <text:list>
                  <text:list-item>
                    <text:p text:style-name="P4"><text:span text:style-name="T3">Run all features or scenarios with a particular tag:</text:span></text:p>
                  </text:list-item>
                </text:list>
              </text:list-item>
            </text:list>
            <text:p text:style-name="P7"><text:span text:style-name="T2">-Dcucumber.options="--tags @Smoke"</text:span></text:p>
            <text:list text:continue-numbering="true" text:style-name="L6">
              <text:list-item>
                <text:list>
                  <text:list-item>
                    <text:p text:style-name="P4"><text:span text:style-name="T3">Verify feature file to identify steps with missing step definitions and generate stubs:</text:span></text:p>
                  </text:list-item>
                </text:list>
              </text:list-item>
            </text:list>
            <text:p text:style-name="P7"><text:span text:style-name="T2">mvn verify -Dcucumber.options="classpath:features/CourtSummons/Test.feature"</text:span></text:p>
            <text:list text:continue-numbering="true" text:style-name="L6">
              <text:list-item>
                <text:list>
                  <text:list-item>
                    <text:p text:style-name="P4"><text:span text:style-name="T8">Override Serenity parameters:</text:span></text:p>
                  </text:list-item>
                </text:list>
              </text:list-item>
            </text:list>
            <text:p text:style-name="P7"><text:span text:style-name="T6">-Dserenity.browser.maximized=true</text:span></text:p>
            <text:p text:style-name="P7"><text:span text:style-name="T2"/></text:p>
            <text:list text:style-name="L10">
              <text:list-item>
                <text:p text:style-name="P3"><text:span text:style-name="T2">mvn clean compile package jar:test-jar source:test-jar –DskipTests</text:span></text:p>
              </text:list-item>
              <text:list-item>
                <text:p text:style-name="P3"><text:span text:style-name="T2">mvn clean verify test -Denv=dev -Dhub=hub2992 -Dgrid=onm -Dreset_grid=1 -Dcucumber.options="--tags 'not @SATdata'"</text:span></text:p>
              </text:list-item>
            </text:list>
          </draw:text-box>
        </draw:frame>
        <draw:frame draw:name="Slide Number Placeholder 3" presentation:style-name="pr5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bold" style:font-family-complex="Arial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simple" style:writing-mode="lr-tb"/>
      <style:text-properties fo:color="#1f497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simple" style:writing-mode="lr-tb"/>
      <style:text-properties fo:color="#1f497d" style:text-line-through-style="none" fo:font-family="Aria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simple" style:writing-mode="lr-tb"/>
      <style:text-properties fo:color="#1f497d" style:text-line-through-style="none" fo:font-family="Aria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1f497d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bold" style:font-family-complex="Arial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 style:writing-mode="lr-tb"/>
      <style:text-properties fo:color="#1f497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 style:writing-mode="lr-tb"/>
      <style:text-properties fo:color="#1f497d" style:text-line-through-style="none" fo:font-family="Aria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 style:writing-mode="lr-tb"/>
      <style:text-properties fo:color="#1f497d" style:text-line-through-style="none" fo:font-family="Aria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1f497d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cm" fo:margin-bottom="0cm" style:line-height-at-least="0.988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top="0cm" fo:margin-bottom="0cm" fo:text-align="start" style:punctuation-wrap="simple" style:writing-mode="lr-tb"/>
      <style:text-properties fo:font-size="18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141cm" fo:margin-bottom="0cm" fo:text-align="start" fo:text-indent="0cm" style:punctuation-wrap="simple" style:writing-mode="lr-tb"/>
      <style:text-properties fo:font-size="18pt"/>
    </style:style>
    <style:style style:name="MP11" style:family="paragraph">
      <style:paragraph-properties fo:margin-left="0cm" fo:margin-right="0cm" fo:margin-top="0.127cm" fo:margin-bottom="0cm" fo:text-align="start" fo:text-indent="0cm" style:punctuation-wrap="simple" style:writing-mode="lr-tb"/>
      <style:text-properties fo:font-size="18pt"/>
    </style:style>
    <style:style style:name="MP12" style:family="paragraph">
      <style:paragraph-properties fo:margin-left="0cm" fo:margin-right="0cm" fo:margin-top="0.112cm" fo:margin-bottom="0cm" fo:text-align="start" fo:text-indent="0cm" style:punctuation-wrap="simple" style:writing-mode="lr-tb"/>
      <style:text-properties fo:font-size="18pt"/>
    </style:style>
    <style:style style:name="M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1f497d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1f497d" style:text-line-through-style="none" fo:font-family="Arial" fo:font-size="9.5pt" fo:letter-spacing="normal" fo:font-style="normal" style:text-underline-style="none" fo:font-weight="bold" style:font-size-asian="9.5pt" style:font-style-asian="normal" style:font-weight-asian="bold" style:font-family-complex="Arial" style:font-family-generic-complex="swiss" style:font-size-complex="9.5pt" style:font-style-complex="normal" style:font-weight-complex="bold"/>
    </style:style>
    <style:style style:name="MT3" style:family="text">
      <style:text-properties fo:color="#1f497d" style:text-line-through-style="none" fo:font-family="Arial" fo:font-size="9.5pt" fo:letter-spacing="normal" fo:font-style="normal" style:text-underline-style="none" fo:font-weight="normal" style:font-size-asian="9.5pt" style:font-style-asian="normal" style:font-weight-asian="normal" style:font-family-complex="Arial" style:font-family-generic-complex="swiss" style:font-size-complex="9.5pt" style:font-style-complex="normal" style:font-weight-complex="normal"/>
    </style:style>
    <style:style style:name="MT4" style:family="text">
      <style:text-properties fo:color="#1f497d" style:text-line-through-style="none" fo:font-family="'Trebuchet MS'" style:font-family-generic="swiss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MT5" style:family="text">
      <style:text-properties fo:color="#1f497d" style:text-line-through-style="none" fo:font-family="Arial" style:font-family-generic="swiss" fo:font-size="9.5pt" fo:letter-spacing="normal" fo:font-style="normal" style:text-underline-style="none" fo:font-weight="bold" style:font-size-asian="9.5pt" style:font-style-asian="normal" style:font-weight-asian="bold" style:font-family-complex="Arial" style:font-family-generic-complex="swiss" style:font-size-complex="9.5pt" style:font-style-complex="normal" style:font-weight-complex="bold"/>
    </style:style>
    <style:style style:name="MT6" style:family="text">
      <style:text-properties fo:color="#1f497d" style:text-line-through-style="none" fo:font-family="Arial" style:font-family-generic="swiss" fo:font-size="9.5pt" fo:letter-spacing="normal" fo:font-style="normal" style:text-underline-style="none" fo:font-weight="normal" style:font-size-asian="9.5pt" style:font-style-asian="normal" style:font-weight-asian="normal" style:font-family-complex="Arial" style:font-family-generic-complex="swiss" style:font-size-complex="9.5pt" style:font-style-complex="normal" style:font-weight-complex="normal"/>
    </style:style>
    <style:style style:name="MT7" style:family="text">
      <style:text-properties fo:color="#1f497d" style:text-line-through-style="none" fo:font-family="'Segoe UI'" style:font-family-generic="swiss" fo:font-size="23pt" fo:letter-spacing="normal" fo:font-style="normal" style:text-underline-style="none" fo:font-weight="normal" style:font-size-asian="23pt" style:font-style-asian="normal" style:font-weight-asian="normal" style:font-family-complex="'Segoe UI'" style:font-family-generic-complex="swiss" style:font-size-complex="23pt" style:font-style-complex="normal" style:font-weight-complex="normal"/>
    </style:style>
    <style:style style:name="MT8" style:family="text">
      <style:text-properties fo:color="#ffffff" style:text-line-through-style="none" fo:font-family="'Segoe UI'" style:font-family-generic="swiss" fo:font-size="23pt" fo:letter-spacing="normal" fo:font-style="normal" style:text-underline-style="none" fo:font-weight="normal" style:font-family-asian="'Segoe UI'" style:font-pitch-asian="fixed" style:font-size-asian="23pt" style:font-style-asian="normal" style:font-weight-asian="normal" style:font-family-complex="'Segoe UI'" style:font-family-generic-complex="swiss" style:font-size-complex="23pt" style:font-style-complex="normal" style:font-weight-complex="normal"/>
    </style:style>
    <style:style style:name="MT9" style:family="text">
      <style:text-properties fo:color="#ffffff" style:text-line-through-style="none" fo:font-family="'Times New Roman'" fo:font-size="36pt" fo:letter-spacing="normal" fo:font-style="normal" style:text-underline-style="none" fo:font-weight="bold" style:font-family-asian="'Segoe Print'" style:font-size-asian="36pt" style:font-style-asian="normal" style:font-weight-asian="bold" style:font-family-complex="'Segoe Print'" style:font-size-complex="36pt" style:font-style-complex="normal" style:font-weight-complex="bold"/>
    </style:style>
    <style:style style:name="MT10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1f497d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1f497d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2868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351cm" text:min-label-width="0.5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351cm" text:min-label-width="0.5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529cm" text:min-label-width="0.58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178cm" text:min-label-width="0.731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351cm" text:min-label-width="0.5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529cm" text:min-label-width="0.585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4.707cm" text:min-label-width="0.58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12" draw:style-name="Mgr3" draw:text-style-name="MP3" draw:layer="backgroundobjects" svg:width="6.273cm" svg:height="0.422cm" svg:x="1.693cm" svg:y="18.415cm">
        <text:p/>
        <draw:enhanced-geometry svg:viewBox="0 0 21600 21600" draw:type="rectangle" draw:enhanced-path="M 0 0 L 21600 0 21600 21600 0 21600 0 0 Z N"/>
      </draw:custom-shape>
      <draw:custom-shape draw:name="Rectangle 5" draw:style-name="Mgr4" draw:text-style-name="MP3" draw:layer="backgroundobjects" svg:width="0cm" svg:height="1.538cm" svg:x="16.369cm" svg:y="7.197cm">
        <text:p text:style-name="MP4"><text:span text:style-name="MT1"><text:line-break/></text:span><text:span text:style-name="MT1"/></text:p>
        <draw:enhanced-geometry svg:viewBox="0 0 21600 21600" draw:type="rectangle" draw:enhanced-path="M 0 0 L 21600 0 21600 21600 0 21600 0 0 Z N"/>
      </draw:custom-shape>
      <draw:frame draw:name="Picture 7" draw:style-name="Mgr5" draw:text-style-name="MP5" draw:layer="backgroundobjects" svg:width="33.866cm" svg:height="11.429cm" svg:x="0cm" svg:y="7.647cm">
        <draw:image xlink:href="Pictures/1000020100000898000003DE998B2FBA.png" xlink:type="simple" xlink:show="embed" xlink:actuate="onLoad">
          <text:p/>
        </draw:image>
      </draw:frame>
      <draw:frame draw:name="Picture 8" draw:style-name="Mgr5" draw:text-style-name="MP5" draw:layer="backgroundobjects" svg:width="6.885cm" svg:height="2.651cm" svg:x="1.016cm" svg:y="15.29cm">
        <draw:image xlink:href="Pictures/100002010000015C000000B38F946C12.png" xlink:type="simple" xlink:show="embed" xlink:actuate="onLoad">
          <text:p/>
        </draw:image>
      </draw:frame>
      <draw:custom-shape draw:name="Slide Number Placeholder 6" draw:style-name="Mgr6" draw:text-style-name="MP3" draw:layer="backgroundobjects" svg:width="5.99cm" svg:height="4.444cm" svg:x="27.288cm" svg:y="14.393cm">
        <text:p text:style-name="MP6"><text:span text:style-name="MT2"/></text:p>
        <text:p text:style-name="MP6"><text:span text:style-name="MT2">U.S. Offices</text:span></text:p>
        <text:p text:style-name="MP6"><text:span text:style-name="MT3">Florida, South Carolina, Pennsylvania, and Virginia</text:span><text:span text:style-name="MT3"><text:line-break/></text:span><text:span text:style-name="MT3"/></text:p>
        <text:p text:style-name="MP6"><text:span text:style-name="MT2">International Offices</text:span></text:p>
        <text:p text:style-name="MP6"><text:span text:style-name="MT3">Bahrain and Colombia</text:span></text:p>
        <text:p text:style-name="MP6"><text:span text:style-name="MT3"/></text:p>
        <text:p text:style-name="MP6"><text:span text:style-name="MT3">ISO 9001:2008 certified</text:span></text:p>
        <text:p text:style-name="MP6"><text:span text:style-name="MT3">Cage Code 1POS1 </text:span></text:p>
        <text:p text:style-name="MP6"><text:span text:style-name="MT4"/></text:p>
        <draw:enhanced-geometry svg:viewBox="0 0 21600 21600" draw:type="rectangle" draw:enhanced-path="M 0 0 L 21600 0 21600 21600 0 21600 0 0 Z N"/>
      </draw:custom-shape>
      <draw:custom-shape draw:name="Rectangle 10" draw:style-name="Mgr7" draw:text-style-name="MP3" draw:layer="backgroundobjects" svg:width="7.266cm" svg:height="2.261cm" svg:x="19.676cm" svg:y="14.817cm">
        <text:p text:style-name="MP6"><text:span text:style-name="MT5">Corporate Headquarters</text:span></text:p>
        <text:p text:style-name="MP6"><text:span text:style-name="MT6">2300 Clarendon Blvd., Suite 705</text:span></text:p>
        <text:p text:style-name="MP6"><text:span text:style-name="MT6">Arlington, VA 22201</text:span></text:p>
        <text:p text:style-name="MP6"><text:span text:style-name="MT6">571.319.8900</text:span></text:p>
        <text:p text:style-name="MP6"><text:span text:style-name="MT6">www.cbridgeinc.com</text:span></text:p>
        <draw:enhanced-geometry svg:viewBox="0 0 21600 21600" draw:type="rectangle" draw:enhanced-path="M 0 0 L 21600 0 21600 21600 0 21600 0 0 Z N"/>
      </draw:custom-shape>
      <draw:custom-shape draw:name="Title 1" draw:style-name="Mgr8" draw:text-style-name="MP3" draw:layer="backgroundobjects" svg:width="26.784cm" svg:height="1.243cm" svg:x="1.016cm" svg:y="2.678cm">
        <text:p text:style-name="MP7"><text:span text:style-name="MT7">Cambridge International Systems, Inc.</text:span></text:p>
        <draw:enhanced-geometry svg:viewBox="0 0 21600 21600" draw:type="rectangle" draw:enhanced-path="M 0 0 L 21600 0 21600 21600 0 21600 0 0 Z N"/>
      </draw:custom-shape>
      <draw:frame draw:name="Title 2" presentation:style-name="Mpr1" draw:text-style-name="MP3" draw:layer="backgroundobjects" svg:width="29.209cm" svg:height="1.26cm" svg:x="1.016cm" svg:y="4.189cm" presentation:class="title" presentation:user-transformed="true">
        <draw:text-box>
          <text:p text:style-name="MP8"><text:span text:style-name="MT8">Click to edit the title text formatClick to edit Master title style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12" draw:style-name="Mgr3" draw:text-style-name="MP3" draw:layer="backgroundobjects" svg:width="6.273cm" svg:height="0.422cm" svg:x="1.693cm" svg:y="18.415cm">
        <text:p/>
        <draw:enhanced-geometry svg:viewBox="0 0 21600 21600" draw:type="rectangle" draw:enhanced-path="M 0 0 L 21600 0 21600 21600 0 21600 0 0 Z N"/>
      </draw:custom-shape>
      <draw:custom-shape draw:name="Rectangle 5" draw:style-name="Mgr4" draw:text-style-name="MP3" draw:layer="backgroundobjects" svg:width="0cm" svg:height="1.538cm" svg:x="16.369cm" svg:y="7.197cm">
        <text:p text:style-name="MP4"><text:span text:style-name="MT1"><text:line-break/></text:span><text:span text:style-name="MT1"/></text:p>
        <draw:enhanced-geometry svg:viewBox="0 0 21600 21600" draw:type="rectangle" draw:enhanced-path="M 0 0 L 21600 0 21600 21600 0 21600 0 0 Z N"/>
      </draw:custom-shape>
      <draw:frame draw:name="Picture 7" draw:style-name="Mgr5" draw:text-style-name="MP5" draw:layer="backgroundobjects" svg:width="33.866cm" svg:height="11.429cm" svg:x="0cm" svg:y="7.647cm">
        <draw:image xlink:href="Pictures/1000020100000898000003DE998B2FBA.png" xlink:type="simple" xlink:show="embed" xlink:actuate="onLoad">
          <text:p/>
        </draw:image>
      </draw:frame>
      <draw:frame draw:name="Picture 8" draw:style-name="Mgr5" draw:text-style-name="MP5" draw:layer="backgroundobjects" svg:width="6.885cm" svg:height="2.651cm" svg:x="1.016cm" svg:y="15.29cm">
        <draw:image xlink:href="Pictures/100002010000015C000000B38F946C12.png" xlink:type="simple" xlink:show="embed" xlink:actuate="onLoad">
          <text:p/>
        </draw:image>
      </draw:frame>
      <draw:custom-shape draw:name="Slide Number Placeholder 6" draw:style-name="Mgr6" draw:text-style-name="MP3" draw:layer="backgroundobjects" svg:width="5.99cm" svg:height="4.444cm" svg:x="27.288cm" svg:y="14.393cm">
        <text:p text:style-name="MP6"><text:span text:style-name="MT2"/></text:p>
        <text:p text:style-name="MP6"><text:span text:style-name="MT2">U.S. Offices</text:span></text:p>
        <text:p text:style-name="MP6"><text:span text:style-name="MT3">Florida, South Carolina, Pennsylvania, and Virginia</text:span><text:span text:style-name="MT3"><text:line-break/></text:span><text:span text:style-name="MT3"/></text:p>
        <text:p text:style-name="MP6"><text:span text:style-name="MT2">International Offices</text:span></text:p>
        <text:p text:style-name="MP6"><text:span text:style-name="MT3">Bahrain and Colombia</text:span></text:p>
        <text:p text:style-name="MP6"><text:span text:style-name="MT3"/></text:p>
        <text:p text:style-name="MP6"><text:span text:style-name="MT3">ISO 9001:2008 certified</text:span></text:p>
        <text:p text:style-name="MP6"><text:span text:style-name="MT3">Cage Code 1POS1 </text:span></text:p>
        <text:p text:style-name="MP6"><text:span text:style-name="MT4"/></text:p>
        <draw:enhanced-geometry svg:viewBox="0 0 21600 21600" draw:type="rectangle" draw:enhanced-path="M 0 0 L 21600 0 21600 21600 0 21600 0 0 Z N"/>
      </draw:custom-shape>
      <draw:custom-shape draw:name="Rectangle 10" draw:style-name="Mgr7" draw:text-style-name="MP3" draw:layer="backgroundobjects" svg:width="7.266cm" svg:height="2.261cm" svg:x="19.676cm" svg:y="14.817cm">
        <text:p text:style-name="MP6"><text:span text:style-name="MT5">Corporate Headquarters</text:span></text:p>
        <text:p text:style-name="MP6"><text:span text:style-name="MT6">2300 Clarendon Blvd., Suite 705</text:span></text:p>
        <text:p text:style-name="MP6"><text:span text:style-name="MT6">Arlington, VA 22201</text:span></text:p>
        <text:p text:style-name="MP6"><text:span text:style-name="MT6">571.319.8900</text:span></text:p>
        <text:p text:style-name="MP6"><text:span text:style-name="MT6">www.cbridgeinc.com</text:span></text:p>
        <draw:enhanced-geometry svg:viewBox="0 0 21600 21600" draw:type="rectangle" draw:enhanced-path="M 0 0 L 21600 0 21600 21600 0 21600 0 0 Z N"/>
      </draw:custom-shape>
      <draw:frame draw:name="Picture 4" draw:style-name="Mgr5" draw:text-style-name="MP5" draw:layer="backgroundobjects" svg:width="33.796cm" svg:height="3.041cm" svg:x="-0.019cm" svg:y="0cm">
        <draw:image xlink:href="Pictures/10000201000005DC000000B448ECF73B.png" xlink:type="simple" xlink:show="embed" xlink:actuate="onLoad">
          <text:p/>
        </draw:image>
      </draw:frame>
      <draw:frame draw:name="Title 1" presentation:style-name="Mpr4" draw:text-style-name="MP3" draw:layer="backgroundobjects" svg:width="24.779cm" svg:height="4.605cm" svg:x="0.98cm" svg:y="1.199cm" presentation:class="title" presentation:user-transformed="true">
        <draw:text-box>
          <text:p text:style-name="MP8"><text:span text:style-name="MT9">Click to edit the title text formatTitle</text:span></text:p>
        </draw:text-box>
      </draw:frame>
      <draw:frame draw:name="Content Placeholder 6" presentation:style-name="Mpr5" draw:text-style-name="MP3" draw:layer="backgroundobjects" svg:width="31.193cm" svg:height="13.225cm" svg:x="0.979cm" svg:y="3.787cm" presentation:class="outline" presentation:user-transformed="true">
        <draw:text-box>
          <text:list text:style-name="ML8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</text:span></text:p>
                                      <text:list>
                                        <text:list-item>
                                          <text:p text:style-name="MP9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10">Ni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11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7" draw:style-name="Mgr5" draw:text-style-name="MP5" draw:layer="backgroundobjects" svg:width="5.915cm" svg:height="2.28cm" svg:x="26.811cm" svg:y="0.38cm">
        <draw:image xlink:href="Pictures/10000200000001AA000000DBA45F85E6.png" xlink:type="simple" xlink:show="embed" xlink:actuate="onLoad">
          <text:p/>
        </draw:image>
      </draw:frame>
      <draw:frame draw:name="Slide Number Placeholder 9" presentation:style-name="Mpr6" draw:text-style-name="MP14" draw:layer="backgroundobjects" svg:width="7.619cm" svg:height="1.013cm" svg:x="23.918cm" svg:y="17.657cm" presentation:class="page-number" presentation:user-transformed="true">
        <draw:text-box>
          <text:p text:style-name="MP13"><text:span text:style-name="MT1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1-11T15:48:58.16</dc:date>
    <meta:document-statistic meta:object-count="96"/>
    <meta:generator>OpenOffice/4.1.3$Win32 OpenOffice.org_project/413m1$Build-9783</meta:generator>
  </office:meta>
</office:document-meta>
</file>